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18.314cm" fo:min-width="15.024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22cm" fo:min-width="1.073cm" style:writing-mode="lr-tb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18.314cm" fo:min-width="8.991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5.113cm" fo:min-width="12.484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5.113cm" fo:min-width="6.451cm" fo:padding-top="0.142cm" fo:padding-bottom="0.142cm" fo:padding-left="0.267cm" fo:padding-right="0.267cm" style:writing-mode="lr-tb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 style:writing-mode="lr-tb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7" style:family="paragraph">
      <loext:graphic-properties draw:fill="none"/>
      <style:paragraph-properties fo:text-align="end" style:writing-mode="lr-tb"/>
    </style:style>
    <style:style style:name="P8" style:family="paragraph">
      <style:paragraph-properties fo:text-align="center" style:writing-mode="lr-tb"/>
      <style:text-properties fo:font-size="14pt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558cm" svg:height="18.598cm" svg:x="1.317cm" svg:y="1.317cm">
          <text:p text:style-name="P1">ISD 1<text:line-break/>1-ff00:0:x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23cm" svg:height="2.222cm" svg:x="10.542cm" svg:y="4.574cm">
          <text:p text:style-name="P3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223cm" svg:height="2.222cm" svg:x="20.068cm" svg:y="4.574cm">
          <text:p text:style-name="P3">2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223cm" svg:height="2.222cm" svg:x="7.368cm" svg:y="10.607cm">
          <text:p text:style-name="P3">1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23cm" svg:height="2.222cm" svg:x="13.718cm" svg:y="4.575cm">
          <text:p text:style-name="P3">1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223cm" svg:height="2.222cm" svg:x="13.717cm" svg:y="10.607cm">
          <text:p text:style-name="P3">1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2.765cm" svg:y1="5.685cm" svg:x2="13.718cm" svg:y2="5.686cm" draw:start-shape="id1" draw:start-glue-point="10" draw:end-shape="id2" draw:end-glue-point="6" svg:d="M12765 5685l953 1" svg:viewBox="0 0 954 2">
          <text:p/>
        </draw:connector>
        <draw:connector draw:style-name="gr3" draw:text-style-name="P4" draw:layer="layout" draw:type="line" svg:x1="15.941cm" svg:y1="5.686cm" svg:x2="20.068cm" svg:y2="5.685cm" draw:start-shape="id2" draw:start-glue-point="10" draw:end-shape="id3" draw:end-glue-point="6" svg:d="M15941 5686l4127-1" svg:viewBox="0 0 4128 2">
          <text:p/>
        </draw:connector>
        <draw:connector draw:style-name="gr3" draw:text-style-name="P4" draw:layer="layout" draw:type="line" svg:x1="8.48cm" svg:y1="10.607cm" svg:x2="11.654cm" svg:y2="6.796cm" draw:start-shape="id4" draw:start-glue-point="4" draw:end-shape="id1" draw:end-glue-point="8" svg:d="M8480 10607l3174-3811" svg:viewBox="0 0 3175 3812">
          <text:p/>
        </draw:connector>
        <draw:custom-shape draw:style-name="gr2" draw:text-style-name="P3" xml:id="id6" draw:id="id6" draw:layer="layout" svg:width="2.223cm" svg:height="2.222cm" svg:x="20.068cm" svg:y="10.607cm">
          <text:p text:style-name="P3">2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83cm" svg:y1="6.797cm" svg:x2="14.829cm" svg:y2="10.607cm" draw:start-shape="id2" draw:start-glue-point="8" draw:end-shape="id5" draw:end-glue-point="4" svg:d="M14830 6797l-1 3810" svg:viewBox="0 0 2 3811">
          <text:p/>
        </draw:connector>
        <draw:connector draw:style-name="gr3" draw:text-style-name="P4" draw:layer="layout" draw:type="line" svg:x1="21.18cm" svg:y1="6.796cm" svg:x2="21.18cm" svg:y2="10.607cm" draw:start-shape="id3" draw:start-glue-point="8" draw:end-shape="id6" draw:end-glue-point="4" svg:d="M21180 6796v3811" svg:viewBox="0 0 1 3812">
          <text:p/>
        </draw:connector>
        <draw:custom-shape draw:style-name="gr4" draw:text-style-name="P7" draw:layer="layout" svg:width="9.525cm" svg:height="18.598cm" svg:x="19.097cm" svg:y="1.317cm">
          <text:p text:style-name="P5">ISD 2</text:p>
          <text:p text:style-name="P6">2-ff00:0:x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018cm" svg:height="5.397cm" svg:x="3.54cm" svg:y="4.122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985cm" svg:height="5.397cm" svg:x="19.433cm" svg:y="4.122cm">
          <text:p text:style-name="P5">Core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223cm" svg:height="2.222cm" svg:x="10.543cm" svg:y="10.607cm">
          <text:p text:style-name="P3">1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1.655cm" svg:y1="10.607cm" svg:x2="11.655cm" svg:y2="6.797cm" draw:start-shape="id7" draw:start-glue-point="4" svg:d="M11655 10607v-3810" svg:viewBox="0 0 1 3811">
          <text:p/>
        </draw:connector>
        <draw:custom-shape draw:style-name="gr2" draw:text-style-name="P8" xml:id="id9" draw:id="id9" draw:layer="layout" svg:width="2.223cm" svg:height="2.222cm" svg:x="7.368cm" svg:y="15.37cm">
          <text:p text:style-name="P8">11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0" draw:id="id10" draw:layer="layout" svg:width="2.223cm" svg:height="2.222cm" svg:x="10.543cm" svg:y="15.369cm">
          <text:p text:style-name="P9"><text:span text:style-name="T1">11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8" draw:id="id8" draw:layer="layout" svg:width="2.223cm" svg:height="2.222cm" svg:x="4.192cm" svg:y="15.369cm">
          <text:p text:style-name="P9"><text:span text:style-name="T1">11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304cm" svg:y1="15.369cm" svg:x2="8.48cm" svg:y2="12.829cm" draw:start-shape="id8" draw:start-glue-point="4" draw:end-shape="id4" draw:end-glue-point="8" svg:d="M5304 15369l3176-2540" svg:viewBox="0 0 3177 2541">
          <text:p/>
        </draw:connector>
        <draw:connector draw:style-name="gr3" draw:text-style-name="P4" draw:layer="layout" draw:type="line" svg:x1="8.48cm" svg:y1="15.37cm" svg:x2="8.48cm" svg:y2="12.829cm" draw:start-shape="id9" draw:start-glue-point="4" svg:d="M8480 15370v-2541" svg:viewBox="0 0 1 2542">
          <text:p/>
        </draw:connector>
        <draw:connector draw:style-name="gr3" draw:text-style-name="P4" draw:layer="layout" draw:type="line" svg:x1="11.655cm" svg:y1="15.369cm" svg:x2="11.655cm" svg:y2="12.829cm" draw:start-shape="id10" draw:start-glue-point="4" draw:end-shape="id7" draw:end-glue-point="8" svg:d="M11655 15369v-2540" svg:viewBox="0 0 1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5T11:21:35.061151528</meta:creation-date>
    <dc:date>2024-05-21T11:03:25.333000000</dc:date>
    <meta:editing-duration>PT22M42S</meta:editing-duration>
    <meta:editing-cycles>6</meta:editing-cycles>
    <meta:generator>LibreOffice/24.2.3.2$Windows_X86_64 LibreOffice_project/433d9c2ded56988e8a90e6b2e771ee4e6a5ab2ba</meta:generator>
    <meta:document-statistic meta:object-count="23"/>
  </office:meta>
</office:document-meta>
</file>